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T1" style:family="text">
      <style:text-properties officeooo:rsid="001f5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vierge_paysage</text:file-name><text:tab/><text:date style:data-style-name="N37" text:date-value="2022-07-02T17:30:42.383000138">02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7:30:42.278000000</dc:date>
    <meta:editing-duration>PT1H53M47S</meta:editing-duration>
    <meta:editing-cycles>1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" meta:word-count="6" meta:character-count="46" meta:non-whitespace-character-count="40"/>
  </office:meta>
</office:document-meta>
</file>